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333333" draw:fill-color="#ffff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 draw:shadow="visible" draw:shadow-offset-x="0.051cm" draw:shadow-offset-y="0.051cm" draw:shadow-color="#4c4c4c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draw:shadow="visible" draw:shadow-offset-x="0.051cm" draw:shadow-offset-y="0.051cm" draw:shadow-color="#4c4c4c"/>
    </style:style>
    <style:style style:name="gr4" style:family="graphic" style:parent-style-name="standard">
      <style:graphic-properties draw:stroke="none" svg:stroke-color="#000000" draw:fill="none" draw:fill-color="#ffffff" fo:min-height="0.71cm"/>
    </style:style>
    <style:style style:name="gr5" style:family="graphic" style:parent-style-name="standard">
      <style:graphic-properties draw:stroke="none" svg:stroke-color="#000000" draw:fill="none" draw:fill-color="#ffffff" fo:min-height="0.799cm"/>
    </style:style>
    <style:style style:name="gr6" style:family="graphic" style:parent-style-name="standard">
      <style:graphic-properties draw:stroke="solid" svg:stroke-color="#000000" draw:fill-color="#ffffff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width="0.035cm" draw:stroke-linejoin="miter" draw:fill="solid" draw:fill-color="#ffffff"/>
    </style:style>
    <style:style style:name="gr9" style:family="graphic" style:parent-style-name="standard">
      <style:graphic-properties draw:stroke="none" svg:stroke-width="0.035cm" draw:stroke-linejoin="miter" draw:fill="solid" draw:fill-color="#00000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Ubuntu Light'" style:font-pitch="variable" fo:font-size="20pt" style:font-size-asian="20pt" style:font-size-complex="20pt"/>
    </style:style>
    <style:style style:name="P3" style:family="paragraph">
      <style:text-properties fo:font-family="'Ubuntu Light'" style:font-pitch="variable" fo:font-size="20pt" style:font-size-asian="20pt" style:font-size-complex="20pt"/>
    </style:style>
    <style:style style:name="T1" style:family="text">
      <style:text-properties fo:font-family="'Ubuntu Light'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922cm" svg:height="6.007cm" svg:x="0.635cm" svg:y="0.554cm">
          <text:p/>
          <draw:enhanced-geometry svg:viewBox="0 0 21600 21600" draw:path-stretchpoint-x="10800" draw:path-stretchpoint-y="10800" draw:text-areas="?f3 ?f4 ?f5 ?f6" draw:type="round-rectangle" draw:modifiers="1661.159287996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715cm" svg:height="7.493cm" svg:x="6.885cm" svg:y="7.185cm">
          <text:p/>
          <draw:enhanced-geometry svg:viewBox="0 0 21600 21600" draw:path-stretchpoint-x="10800" draw:path-stretchpoint-y="10800" draw:text-areas="?f3 ?f4 ?f5 ?f6" draw:type="round-rectangle" draw:modifiers="1661.159287996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715cm" svg:height="7.493cm" svg:x="0.127cm" svg:y="7.185cm">
          <text:p/>
          <draw:enhanced-geometry svg:viewBox="0 0 21600 21600" draw:path-stretchpoint-x="10800" draw:path-stretchpoint-y="10800" draw:text-areas="?f3 ?f4 ?f5 ?f6" draw:type="round-rectangle" draw:modifiers="1661.159287996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2.921cm" svg:height="2.921cm" svg:x="1.397cm" svg:y="7.566cm">
          <text:p text:style-name="P2"><text:span text:style-name="T1">A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" draw:text-style-name="P1" draw:layer="layout" svg:width="1.513cm" svg:height="5.237cm" draw:transform="skewX (0.000174532925199432) rotate (1.57498511699968) translate (0.365cm 13.106cm)">
            <text:p/>
            <draw:enhanced-geometry svg:viewBox="0 0 21600 21600" draw:glue-points="10800 0 0 10800 10800 20320 21600 10800" draw:text-areas="0 0 21600 17360" draw:mirror-vertical="true" draw:type="flowchart-document" draw:enhanced-path="M 0 0 L 21600 0 21600 17360 C 13050 17220 13340 20770 5620 21600 2860 21100 1850 20700 0 20120 Z N"/>
          </draw:custom-shape>
          <draw:frame draw:style-name="gr4" draw:text-style-name="P3" draw:layer="layout" svg:width="5.588cm" svg:height="1.047cm" svg:x="0.254cm" svg:y="13.25cm">
            <draw:text-box>
              <text:p text:style-name="P3"><text:span text:style-name="T1">Message Queue</text:span></text:p>
            </draw:text-box>
          </draw:frame>
        </draw:g>
        <draw:custom-shape draw:style-name="gr2" draw:text-style-name="P2" xml:id="id3" draw:id="id3" draw:layer="layout" svg:width="2.921cm" svg:height="2.921cm" svg:x="7.995cm" svg:y="7.463cm">
          <text:p text:style-name="P2"><text:span text:style-name="T1">A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" draw:text-style-name="P1" draw:layer="layout" svg:width="1.551cm" svg:height="5.369cm" draw:transform="skewX (0.000174532925199433) rotate (1.57498511699968) translate (7.086cm 12.972cm)">
            <text:p/>
            <draw:enhanced-geometry svg:viewBox="0 0 21600 21600" draw:glue-points="10800 0 0 10800 10800 20320 21600 10800" draw:text-areas="0 0 21600 17360" draw:mirror-vertical="true" draw:type="flowchart-document" draw:enhanced-path="M 0 0 L 21600 0 21600 17360 C 13050 17220 13340 20770 5620 21600 2860 21100 1850 20700 0 20120 Z N"/>
          </draw:custom-shape>
          <draw:frame draw:style-name="gr5" draw:text-style-name="P3" draw:layer="layout" svg:width="5.727cm" svg:height="1.049cm" svg:x="6.973cm" svg:y="13.121cm">
            <draw:text-box>
              <text:p text:style-name="P3"><text:span text:style-name="T1">Message Queue</text:span></text:p>
            </draw:text-box>
          </draw:frame>
        </draw:g>
        <draw:custom-shape draw:style-name="gr6" draw:text-style-name="P1" draw:layer="layout" svg:width="4.156cm" svg:height="0.766cm" draw:transform="rotate (1.56398954271212) translate (1.524cm 5.932cm)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1" draw:layer="layout" svg:width="4.156cm" svg:height="0.766cm" draw:transform="rotate (1.56398954271212) translate (2.625cm 5.933cm)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1" draw:layer="layout" svg:width="4.156cm" svg:height="0.766cm" draw:transform="rotate (1.56398954271212) translate (3.626cm 5.934cm)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6" draw:text-style-name="P1" draw:layer="layout" svg:width="4.156cm" svg:height="0.766cm" draw:transform="rotate (1.56398954271212) translate (5.227cm 5.935cm)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2" draw:text-style-name="P2" xml:id="id2" draw:id="id2" draw:layer="layout" svg:width="3.429cm" svg:height="3.048cm" svg:x="7.366cm" svg:y="2.254cm">
          <text:p text:style-name="P2"><text:span text:style-name="T1">Executor</text:span></text:p>
          <text:p text:style-name="P2"><text:span text:style-name="T1">Servic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2.857cm" svg:y1="7.566cm" svg:x2="9.08cm" svg:y2="5.302cm" draw:start-shape="id1" draw:start-glue-point="0" draw:end-shape="id2" svg:d="m2857 7566c0-1659 6223-527 6223-2264" svg:viewBox="0 0 6224 2265">
          <text:p/>
        </draw:connector>
        <draw:connector draw:style-name="gr7" draw:text-style-name="P1" draw:layer="layout" draw:type="curve" svg:x1="9.455cm" svg:y1="7.463cm" svg:x2="9.08cm" svg:y2="5.302cm" draw:start-shape="id3" draw:start-glue-point="0" draw:end-shape="id2" draw:end-glue-point="2" svg:d="m9455 7463c0-1582-375-502-375-2161" svg:viewBox="0 0 376 2162">
          <text:p/>
        </draw:connector>
        <draw:g>
          <svg:title>TexMaths</svg:title>
          <svg:desc>20§latex§
$m_1, \ldots, m_n$</svg:desc>
          <draw:polygon draw:style-name="gr8" draw:layer="layout" svg:width="3.471cm" svg:height="0.439cm" svg:x="0.889cm" svg:y="12.079cm" svg:viewBox="0 0 3472 440" draw:points="1736,440 0,440 0,0 3472,0 3472,440">
            <text:p/>
          </draw:polygon>
          <draw:path draw:style-name="gr9" draw:layer="layout" svg:width="0.577cm" svg:height="0.319cm" svg:x="0.909cm" svg:y="12.071cm" svg:viewBox="0 0 578 320" svg:d="m42 270c-2 10-6 28-6 30 0 14 10 20 20 20 8 0 20-6 26-20 0-2 10-34 14-52l14-64c6-16 10-30 12-48 4-12 10-32 10-34 10-22 48-86 114-86 32 0 40 26 40 48 0 18-6 38-12 60l-20 82-14 52c-2 16-8 40-8 42 0 14 10 20 20 20 22 0 26-18 32-40 10-40 36-144 42-170 2-10 40-94 116-94 30 0 38 24 38 48 0 42-30 122-44 158-6 18-8 26-8 40 0 32 24 58 58 58 66 0 92-104 92-110s-6-6-8-6c-8 0-8 2-12 12-10 38-32 88-72 88-12 0-16-6-16-24 0-16 6-34 12-50 14-36 44-114 44-154 0-46-28-76-82-76-52 0-88 32-114 68-2-8-4-32-24-50-16-14-40-18-56-18-64 0-100 46-112 62-2-40-32-62-64-62s-46 28-52 40c-12 24-22 66-22 68 0 8 8 8 8 8 8 0 8 0 12-16 12-50 26-84 52-84 12 0 22 6 22 32 0 14-2 22-12 60z">
            <text:p/>
          </draw:path>
          <draw:path draw:style-name="gr9" draw:layer="layout" svg:width="0.179cm" svg:height="0.327cm" svg:x="1.563cm" svg:y="12.161cm" svg:viewBox="0 0 180 328" svg:d="m112 14c0-14-2-14-16-14-30 32-76 32-96 32v18c12 0 44 0 72-14v252c0 16 0 22-50 22h-18v18c8 0 70-2 88-2 14 0 76 2 88 2v-18h-18c-50 0-50-6-50-22z">
            <text:p/>
          </draw:path>
          <draw:path draw:style-name="gr9" draw:layer="layout" svg:width="0.081cm" svg:height="0.209cm" svg:x="1.885cm" svg:y="12.307cm" svg:viewBox="0 0 82 210" svg:d="m82 74c0-46-18-74-44-74-24 0-38 18-38 38 0 18 14 36 38 36 8 0 18-2 24-8 2-2 2-2 4-2 0 0 2 0 2 10 0 52-26 94-48 118-8 8-8 10-8 12 0 4 2 6 6 6 8 0 64-54 64-136z">
            <text:p/>
          </draw:path>
          <draw:path draw:style-name="gr9" draw:layer="layout" svg:width="0.073cm" svg:height="0.073cm" svg:x="2.199cm" svg:y="12.307cm" svg:viewBox="0 0 74 74" svg:d="m74 38c0-22-16-38-36-38-22 0-38 16-38 38 0 20 16 36 38 36 20 0 36-16 36-36z">
            <text:p/>
          </draw:path>
          <draw:path draw:style-name="gr9" draw:layer="layout" svg:width="0.073cm" svg:height="0.073cm" svg:x="2.513cm" svg:y="12.307cm" svg:viewBox="0 0 74 74" svg:d="m74 38c0-22-16-38-36-38-22 0-38 16-38 38 0 20 16 36 38 36 20 0 36-16 36-36z">
            <text:p/>
          </draw:path>
          <draw:path draw:style-name="gr9" draw:layer="layout" svg:width="0.073cm" svg:height="0.073cm" svg:x="2.827cm" svg:y="12.307cm" svg:viewBox="0 0 74 74" svg:d="m74 38c0-22-16-38-36-38-22 0-38 16-38 38 0 20 16 36 38 36 20 0 36-16 36-36z">
            <text:p/>
          </draw:path>
          <draw:path draw:style-name="gr9" draw:layer="layout" svg:width="0.081cm" svg:height="0.209cm" svg:x="3.141cm" svg:y="12.307cm" svg:viewBox="0 0 82 210" svg:d="m82 74c0-46-18-74-44-74-24 0-38 18-38 38 0 18 14 36 38 36 8 0 18-2 24-8 2-2 2-2 4-2 0 0 2 0 2 10 0 52-26 94-48 118-8 8-8 10-8 12 0 4 2 6 6 6 8 0 64-54 64-136z">
            <text:p/>
          </draw:path>
          <draw:path draw:style-name="gr9" draw:layer="layout" svg:width="0.577cm" svg:height="0.319cm" svg:x="3.413cm" svg:y="12.071cm" svg:viewBox="0 0 578 320" svg:d="m42 270c-2 10-6 28-6 30 0 14 10 20 20 20 8 0 20-6 26-20 0-2 10-34 14-52l14-64c6-16 10-30 12-48 4-12 10-32 10-34 10-22 48-86 114-86 32 0 40 26 40 48 0 18-6 38-12 60l-20 82-14 52c-2 16-8 40-8 42 0 14 10 20 20 20 22 0 26-18 32-40 10-40 36-144 42-170 2-10 40-94 116-94 30 0 38 24 38 48 0 42-30 122-44 158-6 18-8 26-8 40 0 32 24 58 58 58 66 0 92-104 92-110s-6-6-8-6c-8 0-8 2-12 12-10 38-32 88-72 88-12 0-16-6-16-24 0-16 6-34 12-50 14-36 44-114 44-154 0-46-28-76-82-76-52 0-88 32-114 68-2-8-4-32-24-50-16-14-40-18-56-18-64 0-100 46-112 62-2-40-32-62-64-62s-46 28-52 40c-12 24-22 66-22 68 0 8 8 8 8 8 8 0 8 0 12-16 12-50 26-84 52-84 12 0 22 6 22 32 0 14-2 22-12 60z">
            <text:p/>
          </draw:path>
          <draw:path draw:style-name="gr9" draw:layer="layout" svg:width="0.301cm" svg:height="0.221cm" svg:x="4.035cm" svg:y="12.271cm" svg:viewBox="0 0 302 222" svg:d="m38 186c-2 8-6 20-6 20 0 12 8 16 16 16 10 0 18-6 20-10s6-20 10-30c2-10 6-32 10-46 2-10 6-20 8-32 6-20 6-24 22-44 12-20 36-46 74-46 28 0 28 26 28 34 0 30-20 84-28 106-6 14-8 18-8 26 0 26 22 42 46 42 50 0 72-68 72-74 0-8-6-8-8-8-8 0-8 4-10 10-10 38-32 58-52 58-10 0-12-6-12-16 0-12 2-18 12-40 6-16 26-68 26-96 0-48-38-56-64-56-42 0-70 26-84 44-4-34-32-44-54-44-20 0-32 16-38 26-12 18-18 48-18 50 0 6 6 6 8 6 8 0 8-2 12-14 6-30 16-54 36-54 12 0 16 10 16 24 0 10-4 28-8 42-4 12-8 32-12 44z">
            <text:p/>
          </draw:path>
        </draw:g>
        <draw:g>
          <svg:title>TexMaths</svg:title>
          <svg:desc>20§latex§$m_1, \ldots, m_n$</svg:desc>
          <draw:polygon draw:style-name="gr8" draw:layer="layout" svg:width="3.471cm" svg:height="0.439cm" svg:x="7.73cm" svg:y="12.043cm" svg:viewBox="0 0 3472 440" draw:points="1736,440 0,440 0,0 3472,0 3472,440">
            <text:p/>
          </draw:polygon>
          <draw:path draw:style-name="gr9" draw:layer="layout" svg:width="0.577cm" svg:height="0.319cm" svg:x="7.75cm" svg:y="12.035cm" svg:viewBox="0 0 578 320" svg:d="m42 270c-2 10-6 28-6 30 0 14 10 20 20 20 8 0 20-6 26-20 0-2 10-34 14-52l14-64c6-16 10-30 12-48 4-12 10-32 10-34 10-22 48-86 114-86 32 0 40 26 40 48 0 18-6 38-12 60l-20 82-14 52c-2 16-8 40-8 42 0 14 10 20 20 20 22 0 26-18 32-40 10-40 36-144 42-170 2-10 40-94 116-94 30 0 38 24 38 48 0 42-30 122-44 158-6 18-8 26-8 40 0 32 24 58 58 58 66 0 92-104 92-110s-6-6-8-6c-8 0-8 2-12 12-10 38-32 88-72 88-12 0-16-6-16-24 0-16 6-34 12-50 14-36 44-114 44-154 0-46-28-76-82-76-52 0-88 32-114 68-2-8-4-32-24-50-16-14-40-18-56-18-64 0-100 46-112 62-2-40-32-62-64-62s-46 28-52 40c-12 24-22 66-22 68 0 8 8 8 8 8 8 0 8 0 12-16 12-50 26-84 52-84 12 0 22 6 22 32 0 14-2 22-12 60z">
            <text:p/>
          </draw:path>
          <draw:path draw:style-name="gr9" draw:layer="layout" svg:width="0.179cm" svg:height="0.327cm" svg:x="8.404cm" svg:y="12.125cm" svg:viewBox="0 0 180 328" svg:d="m112 14c0-14-2-14-16-14-30 32-76 32-96 32v18c12 0 44 0 72-14v252c0 16 0 22-50 22h-18v18c8 0 70-2 88-2 14 0 76 2 88 2v-18h-18c-50 0-50-6-50-22z">
            <text:p/>
          </draw:path>
          <draw:path draw:style-name="gr9" draw:layer="layout" svg:width="0.081cm" svg:height="0.209cm" svg:x="8.726cm" svg:y="12.271cm" svg:viewBox="0 0 82 210" svg:d="m82 74c0-46-18-74-44-74-24 0-38 18-38 38 0 18 14 36 38 36 8 0 18-2 24-8 2-2 2-2 4-2 0 0 2 0 2 10 0 52-26 94-48 118-8 8-8 10-8 12 0 4 2 6 6 6 8 0 64-54 64-136z">
            <text:p/>
          </draw:path>
          <draw:path draw:style-name="gr9" draw:layer="layout" svg:width="0.073cm" svg:height="0.073cm" svg:x="9.04cm" svg:y="12.271cm" svg:viewBox="0 0 74 74" svg:d="m74 38c0-22-16-38-36-38-22 0-38 16-38 38 0 20 16 36 38 36 20 0 36-16 36-36z">
            <text:p/>
          </draw:path>
          <draw:path draw:style-name="gr9" draw:layer="layout" svg:width="0.073cm" svg:height="0.073cm" svg:x="9.354cm" svg:y="12.271cm" svg:viewBox="0 0 74 74" svg:d="m74 38c0-22-16-38-36-38-22 0-38 16-38 38 0 20 16 36 38 36 20 0 36-16 36-36z">
            <text:p/>
          </draw:path>
          <draw:path draw:style-name="gr9" draw:layer="layout" svg:width="0.073cm" svg:height="0.073cm" svg:x="9.668cm" svg:y="12.271cm" svg:viewBox="0 0 74 74" svg:d="m74 38c0-22-16-38-36-38-22 0-38 16-38 38 0 20 16 36 38 36 20 0 36-16 36-36z">
            <text:p/>
          </draw:path>
          <draw:path draw:style-name="gr9" draw:layer="layout" svg:width="0.081cm" svg:height="0.209cm" svg:x="9.982cm" svg:y="12.271cm" svg:viewBox="0 0 82 210" svg:d="m82 74c0-46-18-74-44-74-24 0-38 18-38 38 0 18 14 36 38 36 8 0 18-2 24-8 2-2 2-2 4-2 0 0 2 0 2 10 0 52-26 94-48 118-8 8-8 10-8 12 0 4 2 6 6 6 8 0 64-54 64-136z">
            <text:p/>
          </draw:path>
          <draw:path draw:style-name="gr9" draw:layer="layout" svg:width="0.577cm" svg:height="0.319cm" svg:x="10.254cm" svg:y="12.035cm" svg:viewBox="0 0 578 320" svg:d="m42 270c-2 10-6 28-6 30 0 14 10 20 20 20 8 0 20-6 26-20 0-2 10-34 14-52l14-64c6-16 10-30 12-48 4-12 10-32 10-34 10-22 48-86 114-86 32 0 40 26 40 48 0 18-6 38-12 60l-20 82-14 52c-2 16-8 40-8 42 0 14 10 20 20 20 22 0 26-18 32-40 10-40 36-144 42-170 2-10 40-94 116-94 30 0 38 24 38 48 0 42-30 122-44 158-6 18-8 26-8 40 0 32 24 58 58 58 66 0 92-104 92-110s-6-6-8-6c-8 0-8 2-12 12-10 38-32 88-72 88-12 0-16-6-16-24 0-16 6-34 12-50 14-36 44-114 44-154 0-46-28-76-82-76-52 0-88 32-114 68-2-8-4-32-24-50-16-14-40-18-56-18-64 0-100 46-112 62-2-40-32-62-64-62s-46 28-52 40c-12 24-22 66-22 68 0 8 8 8 8 8 8 0 8 0 12-16 12-50 26-84 52-84 12 0 22 6 22 32 0 14-2 22-12 60z">
            <text:p/>
          </draw:path>
          <draw:path draw:style-name="gr9" draw:layer="layout" svg:width="0.301cm" svg:height="0.221cm" svg:x="10.876cm" svg:y="12.235cm" svg:viewBox="0 0 302 222" svg:d="m38 186c-2 8-6 20-6 20 0 12 8 16 16 16 10 0 18-6 20-10s6-20 10-30c2-10 6-32 10-46 2-10 6-20 8-32 6-20 6-24 22-44 12-20 36-46 74-46 28 0 28 26 28 34 0 30-20 84-28 106-6 14-8 18-8 26 0 26 22 42 46 42 50 0 72-68 72-74 0-8-6-8-8-8-8 0-8 4-10 10-10 38-32 58-52 58-10 0-12-6-12-16 0-12 2-18 12-40 6-16 26-68 26-96 0-48-38-56-64-56-42 0-70 26-84 44-4-34-32-44-54-44-20 0-32 16-38 26-12 18-18 48-18 50 0 6 6 6 8 6 8 0 8-2 12-14 6-30 16-54 36-54 12 0 16 10 16 24 0 10-4 28-8 42-4 12-8 32-12 44z">
            <text:p/>
          </draw:path>
        </draw:g>
        <draw:g>
          <svg:title>TexMaths</svg:title>
          <svg:desc>20§latex§$T_1$</svg:desc>
          <draw:polygon draw:style-name="gr8" draw:layer="layout" svg:width="0.693cm" svg:height="0.587cm" svg:x="1.551cm" svg:y="1.079cm" svg:viewBox="0 0 694 588" draw:points="346,588 0,588 0,0 694,0 694,588">
            <text:p/>
          </draw:polygon>
          <draw:path draw:style-name="gr9" draw:layer="layout" svg:width="0.479cm" svg:height="0.477cm" svg:x="1.567cm" svg:y="1.083cm" svg:viewBox="0 0 480 478" svg:d="m284 50c6-20 8-24 16-26 6-2 30-2 46-2 70 0 102 2 102 58 0 10-2 38-6 56 0 2-2 12-2 14 0 4 2 8 8 8 8 0 10-4 12-16l18-122c2-4 2-10 2-12 0-8-8-8-20-8h-390c-18 0-18 0-24 14l-42 124c0 2-4 12-4 12 0 6 4 8 8 8 8 0 8-2 12-14 38-110 56-122 162-122h26c20 0 20 2 20 8 0 4-2 14-2 16l-94 376c-8 26-10 34-84 34-26 0-30 0-30 14 0 8 8 8 12 8 18 0 38-2 58-2s40 0 60 0 38 0 58 0 42 2 62 2c6 0 14 0 14-14 0-8-4-8-24-8-16 0-26 0-44-2-20-2-26-4-26-16 0 0 0-4 2-14z">
            <text:p/>
          </draw:path>
          <draw:path draw:style-name="gr9" draw:layer="layout" svg:width="0.179cm" svg:height="0.327cm" svg:x="2.017cm" svg:y="1.339cm" svg:viewBox="0 0 180 328" svg:d="m112 14c0-14-2-14-16-14-30 32-76 32-96 32v18c12 0 44 0 72-14v252c0 16 0 22-50 22h-18v18c8 0 70-2 88-2 14 0 76 2 88 2v-18h-18c-50 0-50-6-50-22z">
            <text:p/>
          </draw:path>
        </draw:g>
        <draw:g>
          <svg:title>TexMaths</svg:title>
          <svg:desc>20§latex§$T_2$</svg:desc>
          <draw:polygon draw:style-name="gr8" draw:layer="layout" svg:width="0.693cm" svg:height="0.587cm" svg:x="2.651cm" svg:y="1.079cm" svg:viewBox="0 0 694 588" draw:points="346,588 0,588 0,0 694,0 694,588">
            <text:p/>
          </draw:polygon>
          <draw:path draw:style-name="gr9" draw:layer="layout" svg:width="0.479cm" svg:height="0.477cm" svg:x="2.667cm" svg:y="1.083cm" svg:viewBox="0 0 480 478" svg:d="m284 50c6-20 8-24 16-26 6-2 30-2 46-2 70 0 102 2 102 58 0 10-2 38-6 56 0 2-2 12-2 14 0 4 2 8 8 8 8 0 10-4 12-16l18-122c2-4 2-10 2-12 0-8-8-8-20-8h-390c-18 0-18 0-24 14l-42 124c0 2-4 12-4 12 0 6 4 8 8 8 8 0 8-2 12-14 38-110 56-122 162-122h26c20 0 20 2 20 8 0 4-2 14-2 16l-94 376c-8 26-10 34-84 34-26 0-30 0-30 14 0 8 8 8 12 8 18 0 38-2 58-2s40 0 60 0 38 0 58 0 42 2 62 2c6 0 14 0 14-14 0-8-4-8-24-8-16 0-26 0-44-2-20-2-26-4-26-16 0 0 0-4 2-14z">
            <text:p/>
          </draw:path>
          <draw:path draw:style-name="gr9" draw:layer="layout" svg:width="0.217cm" svg:height="0.327cm" svg:x="3.095cm" svg:y="1.339cm" svg:viewBox="0 0 218 328" svg:d="m218 238h-16c-2 10-6 40-14 44-4 4-42 4-48 4h-92c52-46 70-60 100-84 36-28 70-58 70-106 0-60-52-96-116-96-60 0-102 42-102 88 0 26 22 28 26 28 12 0 26-8 26-26 0-10-4-26-28-26 14-36 48-46 72-46 48 0 74 38 74 78 0 44-30 78-46 96l-120 116c-4 6-4 6-4 20h204z">
            <text:p/>
          </draw:path>
        </draw:g>
        <draw:g>
          <svg:title>TexMaths</svg:title>
          <svg:desc>20§latex§$T_3$</svg:desc>
          <draw:polygon draw:style-name="gr8" draw:layer="layout" svg:width="0.693cm" svg:height="0.587cm" svg:x="3.651cm" svg:y="1.079cm" svg:viewBox="0 0 694 588" draw:points="346,588 0,588 0,0 694,0 694,588">
            <text:p/>
          </draw:polygon>
          <draw:path draw:style-name="gr9" draw:layer="layout" svg:width="0.479cm" svg:height="0.477cm" svg:x="3.667cm" svg:y="1.083cm" svg:viewBox="0 0 480 478" svg:d="m284 50c6-20 8-24 16-26 6-2 30-2 46-2 70 0 102 2 102 58 0 10-2 38-6 56 0 2-2 12-2 14 0 4 2 8 8 8 8 0 10-4 12-16l18-122c2-4 2-10 2-12 0-8-8-8-20-8h-390c-18 0-18 0-24 14l-42 124c0 2-4 12-4 12 0 6 4 8 8 8 8 0 8-2 12-14 38-110 56-122 162-122h26c20 0 20 2 20 8 0 4-2 14-2 16l-94 376c-8 26-10 34-84 34-26 0-30 0-30 14 0 8 8 8 12 8 18 0 38-2 58-2s40 0 60 0 38 0 58 0 42 2 62 2c6 0 14 0 14-14 0-8-4-8-24-8-16 0-26 0-44-2-20-2-26-4-26-16 0 0 0-4 2-14z">
            <text:p/>
          </draw:path>
          <draw:path draw:style-name="gr9" draw:layer="layout" svg:width="0.227cm" svg:height="0.337cm" svg:x="4.089cm" svg:y="1.339cm" svg:viewBox="0 0 228 338" svg:d="m108 162c38 0 66 28 66 80 0 62-36 80-64 80-20 0-64-6-84-34 24-2 28-18 28-28 0-16-12-28-26-28s-28 10-28 30c0 46 52 76 112 76 68 0 116-46 116-96 0-38-32-76-86-88 52-18 70-56 70-86 0-38-46-68-100-68s-96 26-96 66c0 16 10 26 24 26 16 0 26-12 26-24 0-16-10-26-26-26 18-22 52-28 70-28 22 0 54 12 54 54 0 20-6 44-20 58-16 20-30 20-54 22-12 2-14 2-16 2s-6 0-6 6 6 6 14 6z">
            <text:p/>
          </draw:path>
        </draw:g>
        <draw:g>
          <svg:title>TexMaths</svg:title>
          <svg:desc>20§latex§$T_k$</svg:desc>
          <draw:polygon draw:style-name="gr8" draw:layer="layout" svg:width="0.723cm" svg:height="0.587cm" svg:x="5.251cm" svg:y="1.079cm" svg:viewBox="0 0 724 588" draw:points="362,588 0,588 0,0 724,0 724,588">
            <text:p/>
          </draw:polygon>
          <draw:path draw:style-name="gr9" draw:layer="layout" svg:width="0.479cm" svg:height="0.477cm" svg:x="5.267cm" svg:y="1.083cm" svg:viewBox="0 0 480 478" svg:d="m284 50c6-20 8-24 16-26 6-2 30-2 46-2 70 0 102 2 102 58 0 10-2 38-6 56 0 2-2 12-2 14 0 4 2 8 8 8 8 0 10-4 12-16l18-122c2-4 2-10 2-12 0-8-8-8-20-8h-390c-18 0-18 0-24 14l-42 124c0 2-4 12-4 12 0 6 4 8 8 8 8 0 8-2 12-14 38-110 56-122 162-122h26c20 0 20 2 20 8 0 4-2 14-2 16l-94 376c-8 26-10 34-84 34-26 0-30 0-30 14 0 8 8 8 12 8 18 0 38-2 58-2s40 0 60 0 38 0 58 0 42 2 62 2c6 0 14 0 14-14 0-8-4-8-24-8-16 0-26 0-44-2-20-2-26-4-26-16 0 0 0-4 2-14z">
            <text:p/>
          </draw:path>
          <draw:path draw:style-name="gr9" draw:layer="layout" svg:width="0.241cm" svg:height="0.347cm" svg:x="5.701cm" svg:y="1.325cm" svg:viewBox="0 0 242 348" svg:d="m118 14c0 0 2-6 2-8s-2-6-8-6c-10 0-52 4-64 4-4 2-10 2-10 12 0 8 6 8 12 8 24 0 24 2 24 6s0 8-2 12l-70 280c-2 8-2 8-2 10 0 8 6 16 16 16 14 0 20-10 24-22 0-2 22-88 24-94 34 2 62 14 62 40 0 2 0 4 0 10-2 6-2 10-2 14 0 36 28 52 52 52 48 0 64-76 64-76 0-6-8-6-8-6-8 0-8 2-10 12-6 20-20 56-44 56-14 0-18-12-18-26 0-8 0-10 4-22 0-2 2-10 2-16 0-44-60-50-80-52 14-8 32-24 40-32 26-24 50-48 78-48 6 0 12 2 16 8-20 2-24 20-24 26 0 12 8 20 18 20 14 0 28-12 28-32 0-16-10-36-38-36s-52 22-78 44c-20 20-38 36-58 44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2.7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hrooz Nobakht</meta:initial-creator>
    <meta:creation-date>2013-07-10T20:04:12</meta:creation-date>
    <dc:date>2013-07-10T20:25:00</dc:date>
    <dc:creator>Behrooz Nobakht</dc:creator>
    <meta:editing-duration>PT5M18S</meta:editing-duration>
    <meta:editing-cycles>4</meta:editing-cycles>
    <meta:generator>LibreOffice/4.0.2.2$Linux_X86_64 LibreOffice_project/400m0$Build-2</meta:generator>
    <meta:document-statistic meta:object-count="56"/>
  </office:meta>
</office:document-meta>
</file>